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3"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4" style:family="text">
      <style:text-properties fo:background-color="#ffffff"/>
    </style:style>
    <style:style style:name="T15" style:family="text">
      <style:text-properties fo:color="#ff0000" fo:background-color="#ffffff"/>
    </style:style>
    <style:style style:name="T16" style:family="text">
      <style:text-properties fo:color="#ff0000" fo:font-size="14pt" style:font-size-asian="14pt" style:font-size-complex="14pt" fo:background-color="#ffffff"/>
    </style:style>
    <style:style style:name="T17" style:family="text">
      <style:text-properties fo:color="#ff0000" style:text-line-through-style="solid" style:text-line-through-type="single" fo:background-color="#ffffff"/>
    </style:style>
    <style:style style:name="T18" style:family="text">
      <style:text-properties fo:color="#ff0000" style:text-line-through-style="solid" style:text-line-through-type="single" fo:font-weight="bold" style:font-weight-asian="bold" fo:background-color="#ffffff"/>
    </style:style>
    <style:style style:name="T19" style:family="text">
      <style:text-properties fo:color="#ff0000" fo:font-size="13pt" fo:font-weight="bold" style:font-size-asian="13pt" style:font-weight-asian="bold" style:font-size-complex="13pt" fo:background-color="#ffffff"/>
    </style:style>
    <style:style style:name="T20" style:family="text">
      <style:text-properties style:text-line-through-style="solid" style:text-line-through-type="single" fo:background-color="#ffffff"/>
    </style:style>
    <style:style style:name="T21" style:family="text">
      <style:text-properties fo:font-weight="bold" style:font-weight-asian="bold" fo:background-color="#ffffff"/>
    </style:style>
    <style:style style:name="T22" style:family="text">
      <style:text-properties fo:font-weight="normal" style:font-weight-asian="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3"><text:span text:style-name="T4">Section 1 - Name</text:span></text:p>
      <text:p text:style-name="P1"><text:span text:style-name="T5">The name of the organization shall be </text:span><text:span text:style-name="T14"><office:annotation office:name="__Annotation__18_1489942305"><dc:creator>Erin Quick-Laughlin</dc:creator><dc:date>2013-07-22T03:50:33</dc:date><text:p><text:span text:style-name="T23">Not sure these comments are doing the job of communicating that we need - I'm suggesting that we _don't_ have two orgs - just 1 org (DHMN) and it's current physical office location (Appleton Makerspace)</text:span></text:p></office:annotation></text:span><text:span text:style-name="T14"><office:annotation office:name="__Annotation__16_1489942305"><dc:creator>Ross Larson</dc:creator><dc:date>2013-07-22T03:01:43</dc:date><text:p><text:span text:style-name="T23">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14"><office:annotation office:name="__Annotation__14_1489942305"><dc:creator>Erin Quick-Laughlin</dc:creator><dc:date>2013-07-22T00:07:43</dc:date><text:p><text:span text:style-name="T23">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4"><office:annotation office:name="__Annotation__12_1489942305"><dc:creator>Ross Larson</dc:creator><dc:date>2013-07-22T04:25:43</dc:date><text:p><text:span text:style-name="T23">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4"><office:annotation office:name="__Annotation__20_1489942305"><dc:creator>Ross Larson</dc:creator><dc:date>2013-07-22T04:25:43</dc:date><text:p><text:span text:style-name="T23">Fair enough. <text:s/>I think we agree on that.</text:span></text:p></office:annotation></text:span><text:span text:style-name="T5">Distributed Hacker/Maker Network</text:span><text:span text:style-name="T14">, a.k.a. DHMN,</text:span><office:annotation-end office:name="__Annotation__12_1489942305"/><office:annotation-end office:name="__Annotation__14_1489942305"/><office:annotation-end office:name="__Annotation__16_1489942305"/><office:annotation-end office:name="__Annotation__18_1489942305"/><office:annotation-end office:name="__Annotation__20_1489942305"/><text:span text:style-name="T14"> and it</text:span><text:span text:style-name="T5"> shall be a nonprofit organization incorporated under the laws of the State of Wisconsin.</text:span></text:p>
      <text:p text:style-name="P13"><text:span text:style-name="T4">Section 2 - Purpose</text:span></text:p>
      <text:p text:style-name="P1"><text:span text:style-name="T5">DHMN is organized for charitable, scientific and education purposes. </text:span></text:p>
      <text:p text:style-name="P2"/>
      <text:p text:style-name="P1"><text:span text:style-name="T15">The primary purpose of DHMN is to empower and ensure the survival of the thriving community that meets in the brick and mortar building located at 120 N. Morrison Street in Appleton, Wisconsin. <text:s/>This location is called “The Appleton Makerspace, powered by DHMN”. <text:s/></text:span><text:span text:style-name="T15"><office:annotation office:name="__Annotation__29_1489942305"><dc:creator>Ross Larson</dc:creator><dc:date>2013-06-25T21:50:36</dc:date><text:p><text:span text:style-name="T23">Copied from EQL's elevator speech on the Trello boards.</text:span></text:p></office:annotation></text:span><text:span text:style-name="T15">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1489942305"/></text:p>
      <text:p text:style-name="P2"/>
      <text:p text:style-name="P1"><text:span text:style-name="T14"><office:annotation office:name="__Annotation__41_1489942305"><dc:creator>Ross Larson</dc:creator><dc:date>2013-07-22T03:02:24</dc:date><text:p><text:span text:style-name="T23">Why add it now if it was never there before?</text:span></text:p></office:annotation></text:span><text:span text:style-name="T14"><office:annotation office:name="__Annotation__39_1489942305"><dc:creator>Erin Quick-Laughlin</dc:creator><dc:date>2013-07-22T00:11:55</dc:date><text:p><text:span text:style-name="T23">added.</text:span></text:p></office:annotation></text:span><text:span text:style-name="T14"><office:annotation office:name="__Annotation__37_1489942305"><dc:creator>Ross Larson</dc:creator><dc:date>2013-07-22T03:02:24</dc:date><text:p><text:span text:style-name="T23">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4">DHMN’s </text:span><text:span text:style-name="T5">primary objectives are to create, educate, share and learn.</text:span><office:annotation-end office:name="__Annotation__37_1489942305"/><office:annotation-end office:name="__Annotation__39_1489942305"/><office:annotation-end office:name="__Annotation__41_1489942305"/></text:p>
      <text:p text:style-name="P2"/>
      <text:p text:style-name="P1"><text:span text:style-name="T16"><office:annotation office:name="__Annotation__52_1489942305"><dc:creator>Bob Waldron</dc:creator><dc:date>2015-07-30T20:56:44</dc:date><text:p><text:span text:style-name="T23">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6"><office:annotation office:name="__Annotation__50_1489942305"><dc:creator>Ross Larson</dc:creator><dc:date>2015-07-30T23:26:02</dc:date><text:p><text:span text:style-name="T23">Need to determine if this document covers DHMN, The Appleton Makerspace, or both. <text:s/>Also up for debate is whether DHMN is a different entity than the Appleton Makerspace.</text:span></text:p></office:annotation></text:span><text:span text:style-name="T16"><office:annotation office:name="__Annotation__54_1489942305"><dc:creator>Mike Putnam</dc:creator><dc:date>2015-07-30T22:57:11</dc:date><text:p><text:span text:style-name="T23">A conversation with Shane Grey would be worthwhile and timely. This very topic was discussed at last night's 7/29/2015 Appleton Makerspace org meeting. Efforts should be combined!</text:span></text:p></office:annotation></text:span><text:span text:style-name="T16"><office:annotation office:name="__Annotation__56_1489942305"><dc:creator>Bob Waldron</dc:creator><dc:date>2015-07-30T23:07:00</dc:date><text:p><text:span text:style-name="T23">Might you suggest good way to combine efforts? You, Ross, Shane and I meet on a Thurs or Mon night at Makerspace?</text:span></text:p></office:annotation></text:span><text:span text:style-name="T16"><office:annotation office:name="__Annotation__58_1489942305"><dc:creator>Mike Putnam</dc:creator><dc:date>2015-07-30T23:13:37</dc:date><text:p><text:span text:style-name="T23">I'll send an email to the primary parties - hopefully to expand to more people.</text:span></text:p></office:annotation></text:span><text:span text:style-name="T16"><office:annotation office:name="__Annotation__60_1489942305"><dc:creator>Bob Waldron</dc:creator><dc:date>2015-07-30T23:26:02</dc:date><text:p><text:span text:style-name="T23">Please include Mark Nickel and Erin in your communications. Two of the DHMN cofounders.</text:span></text:p></office:annotation></text:span><text:span text:style-name="T16">Section 3 - Scope</text:span><office:annotation-end office:name="__Annotation__50_1489942305"/><office:annotation-end office:name="__Annotation__52_1489942305"/><office:annotation-end office:name="__Annotation__54_1489942305"/><office:annotation-end office:name="__Annotation__56_1489942305"/><office:annotation-end office:name="__Annotation__58_1489942305"/><office:annotation-end office:name="__Annotation__60_1489942305"/></text:p>
      <text:p text:style-name="P14"><text:span text:style-name="T3">ARTICLE II — Members</text:span></text:p>
      <text:p text:style-name="P13"><text:span text:style-name="T4">Section 1 - Eligibility</text:span></text:p>
      <text:p text:style-name="P17"><text:span text:style-name="T7">Section 1.1 - Membership</text:span></text:p>
      <text:p text:style-name="P1"><text:span text:style-name="T20">Regular </text:span><text:span text:style-name="T9">m</text:span><text:span text:style-name="T11">M</text:span><text:span text:style-name="T5">embers must</text:span><text:span text:style-name="T14"> h</text:span><text:span text:style-name="T5">ave two signatures from members on a completed membership application</text:span><text:span text:style-name="T14"> </text:span><text:span text:style-name="T15"><office:annotation office:name="__Annotation__77_1489942305"><dc:creator>Erin Quick-Laughlin</dc:creator><dc:date>2013-07-22T00:36:35</dc:date><text:p><text:span text:style-name="T23">I recommend we keep this, and will build an iteration-1 process doc for it including the membership app.</text:span></text:p></office:annotation></text:span><text:span text:style-name="T15"><office:annotation office:name="__Annotation__75_1489942305"><dc:creator>Ross Larson</dc:creator><dc:date>2013-07-22T00:36:35</dc:date><text:p><text:span text:style-name="T23">Do we have an actual membership application, other than the process of starting to give money?</text:span></text:p></office:annotation></text:span><text:span text:style-name="T15">/* do we still want this */</text:span><office:annotation-end office:name="__Annotation__75_1489942305"/><office:annotation-end office:name="__Annotation__77_1489942305"/><text:span text:style-name="T14"> and b</text:span><text:span text:style-name="T5">e current on their DHMN dues payment.</text:span></text:p>
      <text:p text:style-name="P3"/>
      <text:p text:style-name="P1"><text:span text:style-name="T17"><office:annotation office:name="__Annotation__84_1489942305"><dc:creator>Ross Larson</dc:creator><dc:date>2013-06-25T21:18:00</dc:date><text:p><text:span text:style-name="T23">This seems redundant, and could be removed.</text:span></text:p></office:annotation></text:span><text:span text:style-name="T17">Limited members must be current on their DHMN dues payments.</text:span><office:annotation-end office:name="__Annotation__84_1489942305"/></text:p>
      <text:p text:style-name="P17"><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6"><text:bookmark text:name="_nj6dko1cmh45"/><text:soft-page-break/><text:span text:style-name="T8">Section 1.2.1 Officer Positions</text:span></text:p>
      <text:list xml:id="list1828067835036931503" text:style-name="WWNum3">
        <text:list-item>
          <text:p text:style-name="P9"><text:span text:style-name="T5">President</text:span></text:p>
        </text:list-item>
        <text:list-item>
          <text:p text:style-name="P9"><text:span text:style-name="T5">Vice President (see note </text:span><text:span text:style-name="T14">in</text:span><text:span text:style-name="T5"> Article II, Section 2.2.4)</text:span></text:p>
        </text:list-item>
        <text:list-item>
          <text:p text:style-name="P9"><text:span text:style-name="T5">Treasurer</text:span></text:p>
        </text:list-item>
        <text:list-item>
          <text:p text:style-name="P9"><text:span text:style-name="T5">Secretary</text:span></text:p>
        </text:list-item>
        <text:list-item>
          <text:p text:style-name="P9"><text:span text:style-name="T5">Chief Technology Officer</text:span></text:p>
        </text:list-item>
        <text:list-item>
          <text:p text:style-name="P9"><text:span text:style-name="T5">Community Liaison </text:span></text:p>
        </text:list-item>
      </text:list>
      <text:p text:style-name="P17"><text:span text:style-name="T7">Section 1.3 - General Public (non-voting participant)</text:span></text:p>
      <text:p text:style-name="P1"><text:span text:style-name="T5">Any member of the general public may participate in DHMN events and meetings that </text:span><text:span text:style-name="T14">have been designated for public participation, </text:span><text:span text:style-name="T15">but they may not vote at organizational meetings</text:span><text:span text:style-name="T5">.</text:span></text:p>
      <text:p text:style-name="P13"><text:span text:style-name="T4">Section 2 – Rights and Responsibilities of Members</text:span></text:p>
      <text:p text:style-name="P17"><text:span text:style-name="T7">Section 2.1 - </text:span><text:span text:style-name="T7"><office:annotation office:name="__Annotation__109_1489942305"><dc:creator>Ross Larson</dc:creator><dc:date>2013-06-25T21:19:54</dc:date><text:p><text:span text:style-name="T23">Needs an update due to new definitions of membership.</text:span></text:p></office:annotation></text:span><text:span text:style-name="T7">Regular Members and Limited Members</text:span><office:annotation-end office:name="__Annotation__109_1489942305"/></text:p>
      <text:p text:style-name="P2"/>
      <text:p text:style-name="P1"><text:span text:style-name="T14">The DHMN consists of two types of members: Regular members and Limited members.</text:span></text:p>
      <text:p text:style-name="P2"/>
      <text:p text:style-name="P1"><text:span text:style-name="T14">Regular members pay higher monthly dues for unlimited access to DHMN’s physical space.</text:span></text:p>
      <text:p text:style-name="P2"/>
      <text:p text:style-name="P1"><text:span text:style-name="T14">Limited</text:span><text:span text:style-name="T5"> members who are current in their dues shall have access to the </text:span><text:span text:style-name="T14">DHMN’s space when a Regular member is at the space.</text:span></text:p>
      <text:p text:style-name="P2"/>
      <text:p text:style-name="P1"><text:span text:style-name="T5">The </text:span><text:span text:style-name="T14">DHMN </text:span><text:span text:style-name="T5">also recognizes the </text:span><text:span text:style-name="T14">r</text:span><text:span text:style-name="T5">ights of </text:span><text:span text:style-name="T14">R</text:span><text:span text:style-name="T5">e</text:span><text:span text:style-name="T14">gular and Limited </text:span><text:span text:style-name="T5">members to vote in all elections opened to members. The </text:span><text:span text:style-name="T14">DHMN </text:span><text:span text:style-name="T5">requires members to pay monthly dues. Members must also follow all rules set by the board pertaining to the </text:span><text:span text:style-name="T14">DHMN</text:span><text:span text:style-name="T5">’s facilities.</text:span></text:p>
      <text:p text:style-name="P17"><text:span text:style-name="T7">Section 2.2 - DHMN Officers</text:span></text:p>
      <text:p text:style-name="P1"><text:span text:style-name="T5">Officers of the DHMN shall be selected by a vote of </text:span><text:span text:style-name="T14">R</text:span><text:span text:style-name="T5">egular and Limited members. Board officers may also lead a committee which fulfills the duties of the office.</text:span></text:p>
      <text:p text:style-name="P3"><text:soft-page-break/></text:p>
      <text:p text:style-name="P1"><text:span text:style-name="T14"><office:annotation office:name="__Annotation__138_1489942305"><dc:creator>Erin Quick-Laughlin</dc:creator><dc:date>2013-07-22T04:04:49</dc:date><text:p><text:span text:style-name="T23">Agreed</text:span></text:p></office:annotation></text:span><text:span text:style-name="T14"><office:annotation office:name="__Annotation__136_1489942305"><dc:creator>Ross Larson</dc:creator><dc:date>2013-07-22T04:04:49</dc:date><text:p><text:span text:style-name="T23">We need to follow this rule, or remove it.</text:span></text:p></office:annotation></text:span><text:span text:style-name="T14">An absent officer designates their official representative</text:span><office:annotation-end office:name="__Annotation__136_1489942305"/><office:annotation-end office:name="__Annotation__138_1489942305"/><text:span text:style-name="T14">, following the order of succession, i.e. President, VP, Treasurer, Secretary, C.T.O., Community Liaison.</text:span></text:p>
      <text:p text:style-name="P16"><text:span text:style-name="T6">Section 2.2.1 - President</text:span></text:p>
      <text:p text:style-name="P1"><text:span text:style-name="T5">The President</text:span><text:span text:style-name="T14">’s</text:span><text:span text:style-name="T5"> responsibilities shall be:</text:span></text:p>
      <text:list xml:id="list286437054174723179" text:style-name="WWNum4">
        <text:list-item>
          <text:p text:style-name="P10"><text:span text:style-name="T5">The official representative of the DHMN organization</text:span></text:p>
        </text:list-item>
        <text:list-item>
          <text:p text:style-name="P10"><text:span text:style-name="T5">Create referendums to keep the DHMN organization relevant and solvent</text:span></text:p>
        </text:list-item>
        <text:list-item>
          <text:p text:style-name="P10"><text:span text:style-name="T5">Create referendums for the DHMN campaigns and general policy</text:span></text:p>
        </text:list-item>
        <text:list-item>
          <text:p text:style-name="P10"><text:span text:style-name="T5">Can sign binding DHMN contracts and legal documents if approved by a referendum</text:span></text:p>
        </text:list-item>
        <text:list-item>
          <text:p text:style-name="P10"><text:span text:style-name="T14">D</text:span><text:span text:style-name="T5">elegate duties at their discretion</text:span></text:p>
        </text:list-item>
        <text:list-item>
          <text:p text:style-name="P10"><text:span text:style-name="T5">Perform all actions assigned to them by referendums</text:span></text:p>
        </text:list-item>
      </text:list>
      <text:list xml:id="list2999415363705263668" text:style-name="WWNum1">
        <text:list-item>
          <text:p text:style-name="P11"><text:span text:style-name="T5">Preside over official meetings </text:span></text:p>
        </text:list-item>
        <text:list-item>
          <text:p text:style-name="P11"><text:span text:style-name="T5">Appoint members in needed official roles until the next meeting, where the appointment will be held for a vote.</text:span></text:p>
        </text:list-item>
      </text:list>
      <text:p text:style-name="P16"><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4">addition of content to the main DHMN website (while Community Liaison coordinates DHMN website updates such as event info, press releases and typical PR materials).</text:span></text:p>
      <text:p text:style-name="P16"><text:span text:style-name="T6">Section 2.2.3 - Treasurer</text:span></text:p>
      <text:p text:style-name="P1"><text:span text:style-name="T5">The Treasurer shall have custody of, and be held accountable for, all funds and assets of the </text:span><text:span text:style-name="T14">DHMN</text:span><text:span text:style-name="T5">, receive and give receipts for all monetary transactions of the </text:span><text:span text:style-name="T14">DHMN</text:span><text:span text:style-name="T5">, maintain </text:span><text:span text:style-name="T14">records of all transactions</text:span><text:span text:style-name="T5">, and deposit all such monies in the name of the </text:span><text:span text:style-name="T14">DHMN</text:span><text:span text:style-name="T5">. The treasurer shall publish a monthly and annual financial report. <text:s/>Any trans</text:span><text:span text:style-name="T14">action larger than 10% of monthly revenue shall require a board vote.</text:span></text:p>
      <text:p text:style-name="P7"/>
      <text:p text:style-name="P1"><text:span text:style-name="T6">Section 2.2.4 - Vice-President </text:span><text:span text:style-name="T21"><text:s/></text:span><text:span text:style-name="T18">(Inactive)</text:span></text:p>
      <text:p text:style-name="P1"><text:span text:style-name="T14">Traditional role is to supplement the role of the President</text:span><text:span text:style-name="T17">, but is not necessary for DHMN</text:span><text:span text:style-name="T14">. <text:s/></text:span><text:span text:style-name="T17">However, we would consider activating this position in order to fulfill 501c3 Non-profit organization requirements.</text:span></text:p>
      <text:p text:style-name="P1"><text:span text:style-name="T15">Also serves as Facilities Manager of the Appleton Makerspace. <text:s/>Determines acceptance or denial of donated materials such as furniture or equipment (up to a threshold that has yet to be determined). <text:s/>Of the community material available to the makerspace, nothing comes in or goes out of the space without the approval of the VP/Facilities Manager.</text:span></text:p>
      <text:p text:style-name="P6"/>
      <text:p text:style-name="P1"><text:soft-page-break/><text:span text:style-name="T6">Section 2.2.5 - Chief Technology Officer</text:span></text:p>
      <text:p text:style-name="P1"><text:span text:style-name="T5">The Chief Technology Officer shall be the arbiter of official direction when a conflict in technological methods arises (</text:span><text:span text:style-name="T14">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2.6 - Community Liaison</text:span></text:p>
      <text:p text:style-name="P1"><text:span text:style-name="T14">Responsible for official communications outside of the DHMN (i.e. press inquiries, Twitter, calendar updates, website updates, Facebook, answer calls). <text:s text:c="3"/></text:span><text:span text:style-name="T15">The community liaison also is the de facto lead for member events, new member initiatives, and welcoming new members.</text:span></text:p>
      <text:p text:style-name="P2"/>
      <text:p text:style-name="P1"><text:span text:style-name="T19"><office:annotation office:name="__Annotation__186_1489942305"><dc:creator>Ross Larson</dc:creator><dc:date>2013-07-30T04:44:15</dc:date><text:p><text:span text:style-name="T23">The words "sweat equity" were not in the bylaws, apparently. <text:s/>I'm OK with the removal of these words, but they are in there because it is currently a common term in the organization.</text:span></text:p></office:annotation></text:span><text:span text:style-name="T19">Section 2.3 - Makerships (“Sweat Equity” members)</text:span><office:annotation-end office:name="__Annotation__186_1489942305"/></text:p>
      <text:p text:style-name="P13"><text:span text:style-name="T4">Section 3 - Resignation and Expulsion</text:span></text:p>
      <text:p text:style-name="P17"><text:span text:style-name="T7">Section 3.1 - Regular and Limited Members</text:span></text:p>
      <text:p text:style-name="P1"><text:span text:style-name="T14">Regular and Limited</text:span><text:span text:style-name="T5"> members may be expelled from the </text:span><text:span text:style-name="T14"><office:annotation office:name="__Annotation__197_1489942305"><dc:creator>Ross Larson</dc:creator><dc:date>2013-06-25T21:37:12</dc:date><text:p><text:span text:style-name="T23">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4">DHMN by proposal and vote of the </text:span><text:span text:style-name="T5">DHMN boar</text:span><text:span text:style-name="T14">d of </text:span><text:span text:style-name="T5">officers</text:span><office:annotation-end office:name="__Annotation__197_1489942305"/><text:span text:style-name="T5"> if </text:span><text:span text:style-name="T14">the members </text:span><text:span text:style-name="T5">fail to observe the </text:span><text:span text:style-name="T14">member responsibilities as defined in writing by the board.</text:span></text:p>
      <text:p text:style-name="P3"/>
      <text:p text:style-name="P1"><text:span text:style-name="T5">A member may be abruptly terminated without warning if they commit a criminal act upon person or property while on </text:span><text:span text:style-name="T14">the DHMN’s </text:span><text:span text:style-name="T5">premises or at </text:span><text:span text:style-name="T14">the DHMN’s </text:span><text:span text:style-name="T5">functions.</text:span></text:p>
      <text:p text:style-name="P17"><text:span text:style-name="T7">Section 3.2 - Board Members</text:span></text:p>
      <text:p text:style-name="P1"><text:span text:style-name="T5">A member may submit a proposal to cast a re-vote for one or more given officer positions during the elected </text:span><text:span text:style-name="T14">officers’ </text:span><text:span text:style-name="T5">terms. If this proposal is struck down by the </text:span><text:span text:style-name="T14">Board of Directors</text:span><text:span text:style-name="T5">, a petition signed by one fourth of current members will overturn this decision and invoke a public election for the given board positions.</text:span></text:p>
      <text:p text:style-name="P17"><text:span text:style-name="T7">Section 3.3 - Inactivity</text:span></text:p>
      <text:p text:style-name="P1"><text:span text:style-name="T5">A member is deemed inactive if he or she fails to p</text:span><text:span text:style-name="T14">ay their dues</text:span><text:span text:style-name="T5"> </text:span><text:span text:style-name="T14">on time</text:span><text:span text:style-name="T5"> and shall forfeit membership after three consec</text:span><text:span text:style-name="T14">utive months of dues non-payment</text:span><text:span text:style-name="T5">. </text:span><text:span text:style-name="T14">A member with less than three consecutive dues non-payment will be reinstated to active status upon payment of owed dues.</text:span></text:p>
      <text:p text:style-name="P14"><text:span text:style-name="T3">ARTICLE III – Voting</text:span></text:p>
      <text:p text:style-name="P13"><text:span text:style-name="T4">Section 1 - Proposals</text:span></text:p>
      <text:p text:style-name="P1"><text:span text:style-name="T5">Written proposals must be submitted to a board member for sponsorship. If sponsored, a proposal must be made publicly available for review, </text:span><text:span text:style-name="T14">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1725971532364306147" text:style-name="WWNum2">
        <text:list-item>
          <text:p text:style-name="P12"><text:soft-page-break/><text:span text:style-name="T14">A quorum for board meetings shall be three board members participating (in person or remotely) in the meeting.</text:span></text:p>
        </text:list-item>
        <text:list-item>
          <text:p text:style-name="P12"><text:span text:style-name="T5">Majority of </text:span><text:span text:style-name="T14">“Yea”</text:span><text:span text:style-name="T5"> votes will cause vote to </text:span><text:span text:style-name="T14">pass</text:span><text:span text:style-name="T5">.</text:span></text:p>
        </text:list-item>
        <text:list-item>
          <text:p text:style-name="P12"><text:span text:style-name="T5">A proposal vote can only be re-proposed once. A second vote resulting in a majori</text:span><text:span text:style-name="T14">ty of </text:span><text:span text:style-name="T5">"Nay" will cause a proposal to permanently fail.</text:span></text:p>
        </text:list-item>
        <text:list-item>
          <text:p text:style-name="P12"><text:span text:style-name="T14">In the event of a tie vote, the proposal fails.</text:span></text:p>
        </text:list-item>
        <text:list-item>
          <text:p text:style-name="P12"><text:span text:style-name="T14">The President may vote and may sponsor proposals.</text:span></text:p>
        </text:list-item>
      </text:list>
      <text:p text:style-name="P4"/>
      <text:p text:style-name="P13"><text:span text:style-name="T4">Section 2 - </text:span><text:span text:style-name="T4"><office:annotation office:name="__Annotation__242_1489942305"><dc:creator>Ross Larson</dc:creator><dc:date>2013-06-25T21:27:09</dc:date><text:p/></office:annotation></text:span><text:span text:style-name="T4">Board of Directors</text:span><office:annotation-end office:name="__Annotation__242_1489942305"/></text:p>
      <text:p text:style-name="P1"><text:span text:style-name="T14">The Board of Directors, a.k.a. board, a.k.a. board of officers, is defined as all current elected officers of the DHMN. <text:s/></text:span></text:p>
      <text:p text:style-name="P2"/>
      <text:p text:style-name="P18"><text:bookmark text:name="_uewe9rrjw7ja"/><text:span text:style-name="T22">Section 3 - Elections for the Officers:</text:span></text:p>
      <text:p text:style-name="P1"><text:span text:style-name="T14">Elections s</text:span><text:span text:style-name="T5">hall occur annually at dates determined by the sitting </text:span><text:span text:style-name="T14">Officers</text:span><text:span text:style-name="T5"> and </text:span><text:span text:style-name="T5"><office:annotation office:name="__Annotation__256_1489942305"><dc:creator>Ross Larson</dc:creator><dc:date>2013-06-25T21:29:07</dc:date><text:p><text:span text:style-name="T23">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256_1489942305"/><text:span text:style-name="T5"> and be communicated </text:span><text:span text:style-name="T14">via the DHMN mailing list</text:span><text:span text:style-name="T5">. <text:s/>Each voter shall vote “Yea” or “Nay” for each candidate. The candi</text:span><text:span text:style-name="T14">date with the most </text:span><text:span text:style-name="T5">"Yea" votes </text:span><text:span text:style-name="T14">is </text:span><text:span text:style-name="T5">elected. Tie votes shall require a run-off vote. When the election results are confirmed and announced, the</text:span><text:span text:style-name="T14"><office:annotation office:name="__Annotation__269_1489942305"><dc:creator>Ross Larson</dc:creator><dc:date>2013-06-25T21:39:27</dc:date><text:p><text:span text:style-name="T23">Should there be any rules for moving treasurer responsibilities that are different than the other officer's rules? <text:s/>I assume that we can't immediately change all of the account stuff.</text:span></text:p></office:annotation></text:span><text:span text:style-name="T5"> </text:span><text:span text:style-name="T14">Officer</text:span><text:span text:style-name="T5"> seats are vacated and assumed by the newly elected members</text:span><office:annotation-end office:name="__Annotation__269_1489942305"/><text:span text:style-name="T5">.</text:span></text:p>
      <text:p text:style-name="P3"/>
      <text:p text:style-name="P14"><text:span text:style-name="T3">Article IV – Revisions to These Bylaws</text:span></text:p>
      <text:p text:style-name="P13"><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4"><text:span text:style-name="T3">Article V – Dissolution of the Organization</text:span></text:p>
      <text:p text:style-name="P13"><text:span text:style-name="T4">Section 1 – Dissolution</text:span></text:p>
      <text:p text:style-name="P1"><text:span text:style-name="T5">The </text:span><text:span text:style-name="T14">DHMN </text:span><text:span text:style-name="T5">may not dissolve less than 30 days from the time a proposal to dissolve passes.</text:span></text:p>
      <text:p text:style-name="P13"><text:span text:style-name="T4">Section 2 – Asset Distribution</text:span></text:p>
      <text:p text:style-name="P1"><text:span text:style-name="T5">In the event that a movement to dissolve the </text:span><text:span text:style-name="T14">DHMN </text:span><text:span text:style-name="T5">passes, assets may be liquidized to pay off any debt the organization may have accrued. Any remaining assets of the </text:span><text:span text:style-name="T14">DHMN </text:span><text:span text:style-name="T5">must be donated to an IRS 501c3 compliant charitable, educational, or scientific endeavor.</text:span></text:p>
      <text:p text:style-name="P3"/>
      <text:p text:style-name="P5"><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5" meta:word-count="1452" meta:character-count="8913" meta:non-whitespace-character-count="7536"/>
    <meta:generator>LibreOfficeDev/5.1.0.3$Linux_X86_64 LibreOffice_project/</meta:generator>
  </office:meta>
</office:document-meta>
</file>